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46cm" style:contextual-spacing="false"/>
    </style:style>
    <style:style style:name="P2" style:family="paragraph" style:parent-style-name="Text_20_body">
      <style:paragraph-properties fo:margin-top="0cm" fo:margin-bottom="0.146cm" style:contextual-spacing="false"/>
    </style:style>
    <style:style style:name="P3" style:family="paragraph" style:parent-style-name="Text_20_body">
      <style:paragraph-properties fo:margin-top="0cm" fo:margin-bottom="0.146cm" style:contextual-spacing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ent a ton su :</text:p>
      <text:p text:style-name="P1"><text:s text:c="4"/>• que la terre était ronde ?</text:p>
      <text:p text:style-name="P1">La preuve technologique "pourquoi la terre est ronde, Alain riazuelo"</text:p>
      <text:p text:style-name="P1"><text:s text:c="4"/>• Que les planètes tournait autour du soleil ?</text:p>
      <text:p text:style-name="P1"><text:s text:c="4"/>• La distance terre lune ?</text:p>
      <text:p text:style-name="P1"><text:s text:c="4"/>• Ce qu'il y a dans l'univers ?</text:p>
      <text:p text:style-name="P1"><text:s text:c="4"/>• D'où vient la matière ?</text:p>
      <text:p text:style-name="P1"><text:s text:c="4"/>• La naissance de l'univers ? L'age de l'univers ?</text:p>
      <text:p text:style-name="P1"><text:s text:c="4"/>• 8 ou 9 planètes ? (pluton)</text:p>
      <text:p text:style-name="P1"><text:s text:c="4"/>• il y a un trou noir au centre de la galaxie</text:p>
      <text:p text:style-name="P1"><text:s text:c="4"/>• ondes gravitationnelles </text:p>
      <text:p text:style-name="P1"><text:s text:c="4"/>• comment est né notre système solaire</text:p>
      <text:p text:style-name="P1"><text:s text:c="4"/>• comment naissent et meurent les étoiles ?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rlito" fo:font-size="10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Carlito" fo:font-size="10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" fo:font-family="Carlito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fo:font-size="12pt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3-28T23:34:58.465015017</dc:date>
    <dc:creator>J Cercy</dc:creator>
    <meta:editing-duration>PT58M31S</meta:editing-duration>
    <meta:editing-cycles>3</meta:editing-cycles>
    <meta:document-statistic meta:table-count="0" meta:image-count="0" meta:object-count="0" meta:page-count="2" meta:paragraph-count="13" meta:word-count="98" meta:character-count="517" meta:non-whitespace-character-count="387"/>
  </office:meta>
</office:document-meta>
</file>